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17927a" officeooo:paragraph-rsid="000ac114"/>
    </style:style>
    <style:style style:name="P2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3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4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17927a" officeooo:paragraph-rsid="0017927a"/>
    </style:style>
    <style:style style:name="P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6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17927a"/>
    </style:style>
    <style:style style:name="P7" style:family="paragraph" style:parent-style-name="Default">
      <style:paragraph-properties fo:line-height="105%"/>
      <style:text-properties officeooo:paragraph-rsid="0017927a"/>
    </style:style>
    <style:style style:name="P8" style:family="paragraph" style:parent-style-name="Default" style:list-style-name="WWNum7">
      <style:paragraph-properties fo:line-height="105%"/>
      <style:text-properties officeooo:paragraph-rsid="0017927a"/>
    </style:style>
    <style:style style:name="P9" style:family="paragraph" style:parent-style-name="Default" style:list-style-name="WWNum11">
      <style:paragraph-properties fo:line-height="105%"/>
      <style:text-properties officeooo:rsid="000d5e76" officeooo:paragraph-rsid="0017927a"/>
    </style:style>
    <style:style style:name="P10" style:family="paragraph" style:parent-style-name="Default" style:list-style-name="WWNum11">
      <style:paragraph-properties fo:line-height="105%"/>
      <style:text-properties officeooo:rsid="0015f18c" officeooo:paragraph-rsid="0017927a"/>
    </style:style>
    <style:style style:name="P11" style:family="paragraph" style:parent-style-name="Default">
      <style:paragraph-properties fo:line-height="105%"/>
      <style:text-properties officeooo:rsid="0015f18c" officeooo:paragraph-rsid="0017927a"/>
    </style:style>
    <style:style style:name="P12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officeooo:rsid="0017927a" officeooo:paragraph-rsid="0017927a" style:font-weight-asian="bold" style:font-weight-complex="bold"/>
    </style:style>
    <style:style style:name="P13" style:family="paragraph" style:parent-style-name="Default">
      <style:paragraph-properties fo:line-height="105%"/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4" style:family="paragraph" style:parent-style-name="Default">
      <style:paragraph-properties fo:line-height="105%"/>
    </style:style>
    <style:style style:name="P15" style:family="paragraph" style:parent-style-name="Default" style:list-style-name="WWNum19">
      <style:paragraph-properties fo:line-height="105%"/>
      <style:text-properties officeooo:rsid="0015f18c" officeooo:paragraph-rsid="0015f18c"/>
    </style:style>
    <style:style style:name="P16" style:family="paragraph" style:parent-style-name="Default" style:list-style-name="WWNum19">
      <style:paragraph-properties fo:line-height="105%"/>
      <style:text-properties officeooo:paragraph-rsid="0015f18c"/>
    </style:style>
    <style:style style:name="P17" style:family="paragraph" style:parent-style-name="Default" style:list-style-name="WWNum19">
      <style:paragraph-properties fo:line-height="105%"/>
      <style:text-properties style:font-name="Garamond" officeooo:rsid="0015f18c" officeooo:paragraph-rsid="0015f18c" style:font-weight-complex="bold"/>
    </style:style>
    <style:style style:name="P18" style:family="paragraph" style:parent-style-name="Default" style:list-style-name="WWNum19">
      <style:paragraph-properties fo:line-height="105%"/>
      <style:text-properties style:font-name="Garamond" officeooo:rsid="001b6ebb" officeooo:paragraph-rsid="001b6ebb" style:font-weight-complex="bold"/>
    </style:style>
    <style:style style:name="P19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1baf83" officeooo:paragraph-rsid="001baf83" style:font-weight-complex="bold"/>
    </style:style>
    <style:style style:name="P20" style:family="paragraph" style:parent-style-name="Default" style:list-style-name="WWNum13">
      <style:paragraph-properties fo:line-height="105%"/>
      <style:text-properties officeooo:paragraph-rsid="0010062d"/>
    </style:style>
    <style:style style:name="P21" style:family="paragraph" style:parent-style-name="Default">
      <style:paragraph-properties fo:line-height="105%"/>
      <style:text-properties style:use-window-font-color="true" loext:opacity="0%" style:font-name="Garamond" fo:font-size="10pt" style:font-size-asian="10pt" style:font-weight-complex="bold"/>
    </style:style>
    <style:style style:name="P22" style:family="paragraph" style:parent-style-name="Default">
      <style:paragraph-properties fo:line-height="105%"/>
      <style:text-properties officeooo:paragraph-rsid="000ff316"/>
    </style:style>
    <style:style style:name="P23" style:family="paragraph" style:parent-style-name="Default" style:list-style-name="WWNum13">
      <style:paragraph-properties fo:line-height="105%"/>
      <style:text-properties officeooo:paragraph-rsid="000ff316"/>
    </style:style>
    <style:style style:name="P24" style:family="paragraph" style:parent-style-name="Default" style:list-style-name="WWNum3">
      <style:paragraph-properties fo:line-height="105%"/>
    </style:style>
    <style:style style:name="P2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size="10pt" style:font-size-asian="10pt"/>
    </style:style>
    <style:style style:name="P26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1ea4eb" officeooo:paragraph-rsid="001ea4eb"/>
    </style:style>
    <style:style style:name="P27" style:family="paragraph" style:parent-style-name="Default">
      <style:paragraph-properties fo:line-height="105%"/>
      <style:text-properties fo:font-weight="bold" officeooo:rsid="001ea4eb" officeooo:paragraph-rsid="001ea4eb" style:font-weight-asian="bold" style:font-weight-complex="bold"/>
    </style:style>
    <style:style style:name="P28" style:family="paragraph" style:parent-style-name="Default">
      <style:paragraph-properties fo:line-height="105%"/>
      <style:text-properties fo:font-style="italic" fo:font-weight="normal" officeooo:rsid="001ea4eb" officeooo:paragraph-rsid="001ea4eb" style:font-style-asian="italic" style:font-weight-asian="normal" style:font-style-complex="italic" style:font-weight-complex="normal"/>
    </style:style>
    <style:style style:name="P29" style:family="paragraph" style:parent-style-name="Default" style:list-style-name="WWNum3">
      <style:paragraph-properties fo:line-height="105%"/>
      <style:text-properties officeooo:paragraph-rsid="001ea4eb"/>
    </style:style>
    <style:style style:name="P30" style:family="paragraph" style:parent-style-name="Default">
      <style:paragraph-properties fo:line-height="105%"/>
      <style:text-properties officeooo:paragraph-rsid="001d2686"/>
    </style:style>
    <style:style style:name="P31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style:font-weight-asian="bold" style:font-weight-complex="bold"/>
    </style:style>
    <style:style style:name="P32" style:family="paragraph" style:parent-style-name="Default" style:list-style-name="WWNum7">
      <style:paragraph-properties fo:margin-top="0in" fo:margin-bottom="0.002in" style:contextual-spacing="false" fo:line-height="105%"/>
      <style:text-properties officeooo:paragraph-rsid="0015f18c"/>
    </style:style>
    <style:style style:name="P33" style:family="paragraph" style:parent-style-name="Default" style:list-style-name="WWNum7">
      <style:paragraph-properties fo:margin-top="0in" fo:margin-bottom="0.002in" style:contextual-spacing="false" fo:line-height="105%"/>
      <style:text-properties style:use-window-font-color="true" loext:opacity="0%" style:font-name="Garamond" fo:font-size="12pt" fo:font-weight="bold" officeooo:rsid="001ea4eb" officeooo:paragraph-rsid="001ea4eb" style:font-size-asian="12pt" style:font-weight-asian="bold" style:font-size-complex="12pt" style:font-weight-complex="bold"/>
    </style:style>
    <style:style style:name="P34" style:family="paragraph" style:parent-style-name="Default" style:list-style-name="WWNum7">
      <style:paragraph-properties fo:margin-top="0in" fo:margin-bottom="0.002in" style:contextual-spacing="false" fo:line-height="105%"/>
      <style:text-properties officeooo:rsid="0015f18c" officeooo:paragraph-rsid="0015f18c"/>
    </style:style>
    <style:style style:name="T1" style:family="text">
      <style:text-properties style:use-window-font-color="true" loext:opacity="0%" fo:font-size="24pt" fo:font-weight="bold" style:font-size-asian="24pt" style:font-weight-asian="bold" style:font-size-complex="16pt"/>
    </style:style>
    <style:style style:name="T2" style:family="text">
      <style:text-properties style:use-window-font-color="true" loext:opacity="0%" style:font-name="Garamond" fo:font-size="16pt" style:font-size-asian="16pt"/>
    </style:style>
    <style:style style:name="T3" style:family="text">
      <style:text-properties style:use-window-font-color="true" loext:opacity="0%" style:font-name="Garamond" fo:font-size="16pt" officeooo:rsid="000ac114" style:font-size-asian="16pt"/>
    </style:style>
    <style:style style:name="T4" style:family="text">
      <style:text-properties style:use-window-font-color="true" loext:opacity="0%" fo:font-family="Wingdings" style:font-family-generic="roman" style:font-pitch="variable" fo:font-size="16pt" officeooo:rsid="0017927a" style:font-size-asian="16pt"/>
    </style:style>
    <style:style style:name="T5" style:family="text">
      <style:text-properties style:use-window-font-color="true" loext:opacity="0%" style:font-name="Times New Roman" fo:font-size="16pt" officeooo:rsid="00162ab9" style:font-size-asian="16pt"/>
    </style:style>
    <style:style style:name="T6" style:family="text">
      <style:text-properties style:use-window-font-color="true" loext:opacity="0%" style:font-name="Times New Roman" fo:font-size="16pt" officeooo:rsid="000ac114" style:font-size-asian="16pt"/>
    </style:style>
    <style:style style:name="T7" style:family="text">
      <style:text-properties fo:font-family="Wingdings" style:font-family-generic="roman" style:font-pitch="variable" officeooo:rsid="0017927a"/>
    </style:style>
    <style:style style:name="T8" style:family="text">
      <style:text-properties style:font-name="Times New Roman" officeooo:rsid="0017927a"/>
    </style:style>
    <style:style style:name="T9" style:family="text">
      <style:text-properties fo:color="#000000" loext:opacity="100%" style:font-name="Garamond" fo:font-weight="bold" style:font-weight-asian="bold" style:font-weight-complex="bold"/>
    </style:style>
    <style:style style:name="T10" style:family="text">
      <style:text-properties style:use-window-font-color="true" loext:opacity="0%" style:font-name="Garamond" fo:font-weight="bold" style:font-weight-asian="bold" style:font-weight-complex="bold"/>
    </style:style>
    <style:style style:name="T11" style:family="text">
      <style:text-properties style:use-window-font-color="true" loext:opacity="0%" style:font-name="Garamond" fo:font-size="6pt" fo:font-weight="bold" style:font-size-asian="6pt" style:font-weight-asian="bold" style:font-size-complex="6pt" style:font-weight-complex="bold"/>
    </style:style>
    <style:style style:name="T12" style:family="text">
      <style:text-properties style:use-window-font-color="true" loext:opacity="0%" style:font-name="Garamond" fo:font-weight="bold" officeooo:rsid="000c360e" style:font-weight-asian="bold" style:font-weight-complex="bold"/>
    </style:style>
    <style:style style:name="T13" style:family="text">
      <style:text-properties style:use-window-font-color="true" loext:opacity="0%" style:font-name="Garamond" fo:font-style="italic" style:font-style-asian="italic" style:font-style-complex="italic"/>
    </style:style>
    <style:style style:name="T14" style:family="text">
      <style:text-properties style:use-window-font-color="true" loext:opacity="0%" style:font-name="Garamond" fo:font-style="italic" officeooo:rsid="000d5e76" style:font-style-asian="italic" style:font-style-complex="italic"/>
    </style:style>
    <style:style style:name="T15" style:family="text">
      <style:text-properties style:use-window-font-color="true" loext:opacity="0%" style:font-name="Garamond" fo:font-style="italic" officeooo:rsid="000c360e" style:font-style-asian="italic" style:font-style-complex="italic"/>
    </style:style>
    <style:style style:name="T16" style:family="text">
      <style:text-properties style:use-window-font-color="true" loext:opacity="0%" style:font-name="Garamond"/>
    </style:style>
    <style:style style:name="T17" style:family="text">
      <style:text-properties style:use-window-font-color="true" loext:opacity="0%" style:font-name="Garamond" style:font-style-complex="italic"/>
    </style:style>
    <style:style style:name="T18" style:family="text">
      <style:text-properties style:use-window-font-color="true" loext:opacity="0%" style:font-name="Garamond" officeooo:rsid="000f40b5" style:font-style-complex="italic"/>
    </style:style>
    <style:style style:name="T19" style:family="text">
      <style:text-properties style:use-window-font-color="true" loext:opacity="0%" style:font-name="Garamond" officeooo:rsid="000d5e76" style:font-style-complex="italic"/>
    </style:style>
    <style:style style:name="T20" style:family="text">
      <style:text-properties style:use-window-font-color="true" loext:opacity="0%" style:font-name="Garamond" officeooo:rsid="000f61af"/>
    </style:style>
    <style:style style:name="T21" style:family="text">
      <style:text-properties officeooo:rsid="000f61af"/>
    </style:style>
    <style:style style:name="T22" style:family="text"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23" style:family="text">
      <style:text-properties style:use-window-font-color="true" loext:opacity="0%" style:font-name="Garamond" fo:font-weight="bold" officeooo:rsid="000ff316" style:font-weight-asian="bold" style:font-weight-complex="bold"/>
    </style:style>
    <style:style style:name="T24" style:family="text">
      <style:text-properties style:use-window-font-color="true" loext:opacity="0%" style:font-name="Garamond" fo:font-weight="bold" officeooo:rsid="001abb20" style:font-weight-asian="bold" style:font-weight-complex="bold"/>
    </style:style>
    <style:style style:name="T25" style:family="text">
      <style:text-properties style:use-window-font-color="true" loext:opacity="0%" style:font-name="Garamond" fo:font-weight="bold" officeooo:rsid="001baf83" style:font-weight-asian="bold" style:font-weight-complex="bold"/>
    </style:style>
    <style:style style:name="T26" style:family="text">
      <style:text-properties style:font-name="Garamond" style:font-weight-complex="bold"/>
    </style:style>
    <style:style style:name="T27" style:family="text">
      <style:text-properties style:font-name="Garamond" officeooo:rsid="001abb20" style:font-weight-complex="bold"/>
    </style:style>
    <style:style style:name="T28" style:family="text">
      <style:text-properties style:font-name="Garamond" officeooo:rsid="001b6ebb" style:font-weight-complex="bold"/>
    </style:style>
    <style:style style:name="T29" style:family="text">
      <style:text-properties style:font-name="Garamond" officeooo:rsid="0015f18c" style:font-weight-complex="bold"/>
    </style:style>
    <style:style style:name="T30" style:family="text">
      <style:text-properties officeooo:rsid="001baf83"/>
    </style:style>
    <style:style style:name="T31" style:family="text">
      <style:text-properties officeooo:rsid="001b6ebb"/>
    </style:style>
    <style:style style:name="T32" style:family="text">
      <style:text-properties style:use-window-font-color="true" loext:opacity="0%" style:font-name="Garamond" fo:font-size="10pt" fo:font-weight="bold" style:font-size-asian="10pt" style:font-weight-asian="bold" style:font-weight-complex="bold"/>
    </style:style>
    <style:style style:name="T33" style:family="text">
      <style:text-properties style:use-window-font-color="true" loext:opacity="0%" style:font-name="Garamond" fo:font-weight="bold" officeooo:rsid="0010062d" style:font-weight-asian="bold" style:font-weight-complex="bold"/>
    </style:style>
    <style:style style:name="T34" style:family="text">
      <style:text-properties style:use-window-font-color="true" loext:opacity="0%" style:font-name="Garamond" fo:font-style="italic" style:font-style-asian="italic" style:font-weight-complex="bold"/>
    </style:style>
    <style:style style:name="T35" style:family="text">
      <style:text-properties style:use-window-font-color="true" loext:opacity="0%" style:font-name="Garamond" fo:font-style="italic" officeooo:rsid="001baf83" style:font-style-asian="italic" style:font-weight-complex="bold"/>
    </style:style>
    <style:style style:name="T36" style:family="text">
      <style:text-properties style:use-window-font-color="true" loext:opacity="0%" style:font-name="Garamond" fo:font-style="italic" officeooo:rsid="0010062d" style:font-style-asian="italic" style:font-weight-complex="bold"/>
    </style:style>
    <style:style style:name="T37" style:family="text">
      <style:text-properties style:use-window-font-color="true" loext:opacity="0%" style:font-name="Garamond" style:font-weight-complex="bold"/>
    </style:style>
    <style:style style:name="T38" style:family="text">
      <style:text-properties officeooo:rsid="001ea4eb"/>
    </style:style>
    <style:style style:name="T39" style:family="text">
      <style:text-properties officeooo:rsid="0010062d"/>
    </style:style>
    <style:style style:name="T40" style:family="text">
      <style:text-properties style:use-window-font-color="true" loext:opacity="0%" style:font-name="Garamond" officeooo:rsid="0010062d" style:font-weight-complex="bold"/>
    </style:style>
    <style:style style:name="T41" style:family="text">
      <style:text-properties style:use-window-font-color="true" loext:opacity="0%" style:font-name="Garamond" officeooo:rsid="001baf83" style:font-weight-complex="bold"/>
    </style:style>
    <style:style style:name="T42" style:family="text">
      <style:text-properties style:use-window-font-color="true" loext:opacity="0%" style:font-name="Garamond" fo:font-size="10pt" style:font-size-asian="10pt" style:font-weight-complex="bold"/>
    </style:style>
    <style:style style:name="T43" style:family="text">
      <style:text-properties style:use-window-font-color="true" loext:opacity="0%" style:font-name="Garamond" fo:font-weight="bold" officeooo:rsid="001d2686" style:font-weight-asian="bold" style:font-weight-complex="bold"/>
    </style:style>
    <style:style style:name="T44" style:family="text">
      <style:text-properties style:use-window-font-color="true" loext:opacity="0%" style:font-name="Garamond" fo:font-weight="normal" style:font-weight-asian="normal" style:font-weight-complex="normal"/>
    </style:style>
    <style:style style:name="T45" style:family="text">
      <style:text-properties style:use-window-font-color="true" loext:opacity="0%" style:font-name="Garamond" fo:font-style="italic" officeooo:rsid="000ff316" style:font-style-asian="italic" style:font-weight-complex="bold"/>
    </style:style>
    <style:style style:name="T46" style:family="text">
      <style:text-properties style:use-window-font-color="true" loext:opacity="0%" style:font-name="Garamond" officeooo:rsid="000ff316" style:font-weight-complex="bold"/>
    </style:style>
    <style:style style:name="T47" style:family="text">
      <style:text-properties style:use-window-font-color="true" loext:opacity="0%" style:font-name="Garamond" fo:font-style="italic" officeooo:rsid="0010062d" style:font-style-asian="italic" style:font-style-complex="italic"/>
    </style:style>
    <style:style style:name="T48" style:family="text">
      <style:text-properties style:font-name="Garamond" officeooo:rsid="0010062d" fo:background-color="#ffffff" loext:char-shading-value="0" style:font-name-asian="Times New Roman1"/>
    </style:style>
    <style:style style:name="T49" style:family="text">
      <style:text-properties style:font-name="Garamond" officeooo:rsid="001ea4eb" fo:background-color="#ffffff" loext:char-shading-value="0" style:font-name-asian="Times New Roman1"/>
    </style:style>
    <style:style style:name="T50" style:family="text">
      <style:text-properties style:font-name="Garamond" fo:background-color="#ffffff" loext:char-shading-value="0" style:font-name-asian="Times New Roman1"/>
    </style:style>
    <style:style style:name="T51" style:family="text">
      <style:text-properties style:use-window-font-color="true" loext:opacity="0%" style:font-name="Garamond" fo:font-size="6pt" style:text-underline-style="solid" style:text-underline-width="auto" style:text-underline-color="font-color" style:font-size-asian="6pt" style:font-size-complex="6pt"/>
    </style:style>
    <style:style style:name="T52" style:family="text">
      <style:text-properties style:use-window-font-color="true" loext:opacity="0%" style:font-name="Garamond" fo:font-size="12pt" fo:font-weight="normal" officeooo:rsid="0015f18c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Garamond" fo:font-size="12pt" fo:font-weight="normal" officeooo:rsid="001d2686" style:font-size-asian="12pt" style:font-weight-asian="normal" style:font-size-complex="12pt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use-window-font-color="true" loext:opacity="0%" style:font-name="Garamond" fo:font-size="12pt" fo:font-weight="bold" officeooo:rsid="001ea4eb" style:font-size-asian="12pt" style:font-weight-asian="bold" style:font-size-complex="12pt" style:font-weight-complex="bold"/>
    </style:style>
    <style:style style:name="T56" style:family="text">
      <style:text-properties style:use-window-font-color="true" loext:opacity="0%" style:font-name="Garamond" fo:font-size="12pt" fo:font-weight="bold" style:font-size-asian="12pt" style:font-weight-asian="bold" style:font-size-complex="12pt" style:font-weight-complex="bold"/>
    </style:style>
    <style:style style:name="T57" style:family="text">
      <style:text-properties style:use-window-font-color="true" loext:opacity="0%" style:font-name="Garamond" fo:font-size="12pt" fo:font-weight="normal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Garamond" fo:font-size="12pt" fo:font-weight="normal" officeooo:rsid="001ea4eb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Garamond" officeooo:rsid="0015f18c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ylor Eruysal</text:span></text:p>
      <text:p text:style-name="P2"><text:span text:style-name="T2">(5</text:span><text:span text:style-name="T3">18</text:span><text:span text:style-name="T2">) </text:span><text:span text:style-name="T3">331</text:span><text:span text:style-name="T2">-5</text:span><text:span text:style-name="T3">372</text:span><text:span text:style-name="T2"> </text:span><text:span text:style-name="T4">s</text:span><text:span text:style-name="T2"> </text:span><text:span text:style-name="T5">Cohoes</text:span><text:span text:style-name="T6">, NY</text:span></text:p>
      <text:p text:style-name="P3"><text:a xlink:type="simple" xlink:href="mailto:tayloreruysal@gmail.com" text:style-name="Internet_20_link" text:visited-style-name="Visited_20_Internet_20_Link">tayloreruysal@gmail.com</text:a> <text:span text:style-name="T7">s</text:span><text:span text:style-name="T8"> </text:span><text:a xlink:type="simple" xlink:href="http://www.tayloreruysal.com/" text:style-name="Internet_20_link" text:visited-style-name="Visited_20_Internet_20_Link"><text:span text:style-name="T8">www.tayloreruysal.com</text:span></text:a></text:p>
      <text:p text:style-name="P4"/>
      <text:p text:style-name="P5" loext:marker-style-name="T9"><text:span text:style-name="T10">EDUCATION</text:span></text:p>
      <text:p text:style-name="P6" loext:marker-style-name="T11"><text:span text:style-name="T11"><text:tab/></text:span></text:p>
      <text:p text:style-name="P7" loext:marker-style-name="T10"><text:span text:style-name="T12">Rensselaer Polytechnic Institute<text:tab/></text:span><text:span text:style-name="T10"><text:tab/> <text:s text:c="20"/><text:tab/> <text:s text:c="7"/><text:tab/><text:tab/> <text:s text:c="5"/><text:tab/></text:span><text:span text:style-name="T12">September 2013 - May</text:span><text:span text:style-name="T10"> </text:span><text:span text:style-name="T12">2017</text:span><text:span text:style-name="T10"> </text:span></text:p>
      <text:p text:style-name="P7" loext:marker-style-name="T13"><text:span text:style-name="T14">BS:</text:span><text:span text:style-name="T13"> </text:span><text:span text:style-name="T15">Games &amp; Simulation Arts and Sciences (Concentration: Electronic Arts)</text:span><text:span text:style-name="T13"> <text:s text:c="7"/><text:tab/> <text:tab/><text:tab/> <text:s text:c="8"/></text:span><text:span text:style-name="T15">Troy</text:span><text:span text:style-name="T13">, </text:span><text:span text:style-name="T15">NY</text:span></text:p>
      <text:list xml:id="list1784190321" text:style-name="WWNum7">
        <text:list-item>
          <text:p text:style-name="P8" loext:marker-style-name="T16"><text:span text:style-name="T17">3.</text:span><text:span text:style-name="T18">39</text:span><text:span text:style-name="T17">/4.0 GPA; </text:span><text:span text:style-name="T19">3x Dean’s List</text:span><text:span text:style-name="T17">; </text:span></text:p>
        </text:list-item>
      </text:list>
      <text:list text:style-name="WWNum11">
        <text:list-item>
          <text:p text:style-name="P9" loext:marker-style-name="T16"><text:span text:style-name="T16">2x Guest Lecturer for Game Development Club, RPI Gamesfest Showcase </text:span><text:span text:style-name="T20">Participant</text:span></text:p>
        </text:list-item>
        <text:list-item>
          <text:p text:style-name="P10" loext:marker-style-name="T16"><text:span text:style-name="T21">S</text:span>tudent Creative Director for a team in the 2015 Summer Undergraduate Research Program, including game testing at 1st Playable Studios.</text:p>
        </text:list-item>
      </text:list>
      <text:p text:style-name="P11" loext:marker-style-name="T16"/>
      <text:p text:style-name="P12" loext:marker-style-name="T10">EMPLOYMENT</text:p>
      <text:p text:style-name="P13" loext:marker-style-name="T22"/>
      <text:p text:style-name="P14" loext:marker-style-name="T10"><text:span text:style-name="T23">Independent </text:span><text:span text:style-name="T24">Game </text:span><text:span text:style-name="T23">De</text:span><text:span text:style-name="T25">veloper</text:span><text:span text:style-name="T23"><text:tab/><text:tab/><text:tab/><text:tab/><text:tab/><text:tab/><text:tab/><text:tab/></text:span><text:span text:style-name="T10">Oct. 2017 – Present</text:span></text:p>
      <text:list text:style-name="WWNum19">
        <text:list-item>
          <text:p text:style-name="P15" loext:marker-style-name="T26"><text:span text:style-name="T26">Designer</text:span><text:span text:style-name="T27">, programmer, and artist on </text:span><text:span text:style-name="T28">several in-progress games, both 2D and 3D.</text:span></text:p>
        </text:list-item>
        <text:list-item>
          <text:p text:style-name="P16" loext:marker-style-name="T26"><text:span text:style-name="T29">Currently working on founding a company and my upcoming first professional game release.</text:span></text:p>
        </text:list-item>
        <text:list-item>
          <text:p text:style-name="P17" loext:marker-style-name="T26"><text:span text:style-name="T30">Work f</text:span>eatured at/in the Boston Festival for Independent Games, Bandcamp, and the RPI Undergraduate Research Program. <text:span text:style-name="T31">Four-time participant in Ludum Dare </text:span><text:span text:style-name="T30">(2020 – 2024).</text:span></text:p>
        </text:list-item>
        <text:list-item>
          <text:p text:style-name="P18" loext:marker-style-name="T26"><text:span text:style-name="T30">F</text:span>ounded and moderated a weekly game development discussion group from 2021 – 2023.</text:p>
        </text:list-item>
      </text:list>
      <text:p text:style-name="P14" loext:marker-style-name="T32"><text:span text:style-name="T32"><text:s/></text:span><text:span text:style-name="T32"/></text:p>
      <text:p text:style-name="P14" loext:marker-style-name="T10"><text:span text:style-name="T25">Creative Director / Video Editor (Freelance)</text:span><text:span text:style-name="T10"><text:tab/><text:tab/><text:tab/><text:tab/> <text:s/><text:tab/>M</text:span><text:span text:style-name="T33">ay</text:span><text:span text:style-name="T10"> </text:span><text:span text:style-name="T33">2016</text:span><text:span text:style-name="T10"> – </text:span><text:span text:style-name="T25">December 2024</text:span></text:p>
      <text:p text:style-name="P14" loext:marker-style-name="T34"><text:span text:style-name="T35">RabidRetrospectGames</text:span><text:span text:style-name="T34"><text:tab/><text:tab/><text:tab/><text:tab/><text:tab/><text:tab/><text:tab/><text:tab/><text:tab/> <text:s text:c="8"/></text:span><text:span text:style-name="T36">Online (Remote)</text:span></text:p>
      <text:list text:style-name="WWNum13">
        <text:list-item>
          <text:p text:style-name="P19" loext:marker-style-name="T37">Recorded and edited footage, ad<text:span text:style-name="T38">vised content schedules, and </text:span>created graphics and music <text:span text:style-name="T39">for one of the largest gaming channels on YouTube.</text:span></text:p>
        </text:list-item>
        <text:list-item>
          <text:p text:style-name="P20" loext:marker-style-name="T37"><text:span text:style-name="T40">RRG currently boasts over </text:span><text:span text:style-name="T41">1,000,000</text:span><text:span text:style-name="T40"> subscribers and 822,534,350 views.</text:span></text:p>
        </text:list-item>
      </text:list>
      <text:p text:style-name="P21" loext:marker-style-name="T42"/>
      <text:p text:style-name="P22" loext:marker-style-name="T10"><text:span text:style-name="T43">3D Artist (Freelance)</text:span><text:span text:style-name="T23"><text:tab/></text:span><text:span text:style-name="T10"><text:tab/></text:span><text:span text:style-name="T44"><text:tab/><text:tab/><text:tab/><text:tab/><text:tab/><text:tab/><text:tab/> <text:s text:c="3"/></text:span><text:span text:style-name="T23">March</text:span><text:span text:style-name="T10"> – </text:span><text:span text:style-name="T23">July</text:span><text:span text:style-name="T10"> </text:span><text:span text:style-name="T23">2019</text:span></text:p>
      <text:p text:style-name="P14" loext:marker-style-name="T34"><text:span text:style-name="T34">Rensselaer Polytechnic Institute — Chemical/Biological Engineering<text:tab/><text:tab/><text:tab/><text:tab/> <text:s text:c="8"/></text:span><text:span text:style-name="T45">Troy</text:span><text:span text:style-name="T34">, </text:span><text:span text:style-name="T45">NY</text:span></text:p>
      <text:list text:continue-numbering="true" text:style-name="WWNum13">
        <text:list-item>
          <text:p text:style-name="P23" loext:marker-style-name="T37"><text:span text:style-name="T46">Created 3D visualizations of the work of Dr. Runye Helen Zha </text:span><text:span text:style-name="T40">for use in presentations / grant proposals.</text:span></text:p>
        </text:list-item>
      </text:list>
      <text:p text:style-name="P21" loext:marker-style-name="T42"/>
      <text:p text:style-name="P14" loext:marker-style-name="T16"><text:span text:style-name="T43">Asset / Background Artist (Freelance)</text:span><text:span text:style-name="T10"><text:tab/><text:tab/><text:tab/><text:tab/><text:tab/><text:tab/><text:tab/> <text:s text:c="2"/></text:span><text:span text:style-name="T33">July</text:span><text:span text:style-name="T10"> – </text:span><text:span text:style-name="T33">August</text:span><text:span text:style-name="T10"> </text:span><text:span text:style-name="T33">2018</text:span></text:p>
      <text:p text:style-name="P14" loext:marker-style-name="T16"><text:span text:style-name="T47">Narralogical Laboratories</text:span><text:span text:style-name="T13"><text:tab/><text:tab/><text:tab/><text:tab/><text:tab/><text:tab/><text:tab/><text:tab/><text:tab/><text:tab/> <text:s text:c="8"/></text:span><text:span text:style-name="T47">Troy</text:span><text:span text:style-name="T13">, </text:span><text:span text:style-name="T47">NY</text:span><text:span text:style-name="T13"> </text:span></text:p>
      <text:list text:style-name="WWNum3">
        <text:list-item>
          <text:p text:style-name="P24" loext:marker-style-name="T37"><text:span text:style-name="T48">Created stylized assets for the Quill Visual Novel Engine </text:span><text:span text:style-name="T49">(unreleased).</text:span></text:p>
        </text:list-item>
      </text:list>
      <text:p text:style-name="P25" loext:marker-style-name="T9"/>
      <text:p text:style-name="P26" loext:marker-style-name="T10"><text:span text:style-name="T10">PROJECTS</text:span></text:p>
      <text:p text:style-name="P27">Blog</text:p>
      <text:p text:style-name="P28"><text:a xlink:type="simple" xlink:href="https://taylorwhatever/" text:style-name="Internet_20_link" text:visited-style-name="Visited_20_Internet_20_Link">https://taylorwhatever</text:a></text:p>
      <text:list text:continue-numbering="true" text:style-name="WWNum3">
        <text:list-item>
          <text:p text:style-name="P29" loext:marker-style-name="T37"><text:span text:style-name="T48">Created stylized assets for the Quill Visual Novel Engine</text:span><text:span text:style-name="T50">.</text:span></text:p>
        </text:list-item>
      </text:list>
      <text:p text:style-name="P30" loext:marker-style-name="T51"/>
      <text:p text:style-name="P31" loext:marker-style-name="T10">SKILLS &amp; INTERESTS</text:p>
      <text:p text:style-name="P14" loext:marker-style-name="T51"/>
      <text:list text:continue-list="list1784190321" text:style-name="WWNum7">
        <text:list-item>
          <text:p text:style-name="P32" loext:marker-style-name="T16"><text:span text:style-name="T10">Skills: </text:span><text:span text:style-name="T52">Game design (mechanic</text:span><text:span text:style-name="T53">al</text:span><text:span text:style-name="T52"> design, level design, player agency), 3D art (items, assets, low-poly), </text:span><text:span text:style-name="T53">2D art (backgrounds, pixel art),</text:span><text:span text:style-name="T52"> writing (character dialogue)</text:span></text:p>
        </text:list-item>
        <text:list-item>
          <text:p text:style-name="P33">Languages:<text:span text:style-name="T54"> C#, GDScript, Python</text:span></text:p>
        </text:list-item>
        <text:list-item>
          <text:p text:style-name="P34" loext:marker-style-name="T16"><text:span text:style-name="T55">Frameworks / Libraries</text:span><text:span text:style-name="T56">:</text:span><text:span text:style-name="T57"> </text:span><text:span text:style-name="T58">Godot, </text:span><text:span text:style-name="T57">Unity, Blender, Clip Studio Paint, </text:span><text:span text:style-name="T58">FireAlpaca, most </text:span><text:span text:style-name="T57">Adobe </text:span><text:span text:style-name="T58">products</text:span></text:p>
        </text:list-item>
      </text:list>
      <text:p text:style-name="P14" loext:marker-style-name="T16"><text:span text:style-name="T5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 style:font-size-complex="10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2pt" style:font-size-asian="12pt" style:font-size-complex="12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font-size="12pt" style:font-size-asian="12pt" style:font-size-complex="12pt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aramond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_20__28_Web_29_">
      <style:paragraph-properties fo:margin-top="0in" fo:margin-bottom="0.0835in" style:contextual-spacing="false" fo:text-align="center" style:justify-single-word="false"/>
      <style:text-properties fo:color="#7f7f7f" loext:opacity="100%" style:font-name="Cambria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260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lin McIntosh</meta:initial-creator>
    <meta:editing-cycles>25</meta:editing-cycles>
    <meta:print-date>2017-10-11T07:39:00</meta:print-date>
    <meta:creation-date>2022-12-13T22:45:00</meta:creation-date>
    <dc:date>2025-05-16T00:12:12.673227100</dc:date>
    <meta:editing-duration>PT7H57M</meta:editing-duration>
    <meta:generator>LibreOffice/25.2.2.2$Windows_X86_64 LibreOffice_project/7370d4be9e3cf6031a51beef54ff3bda878e3fac</meta:generator>
    <meta:document-statistic meta:table-count="0" meta:image-count="0" meta:object-count="0" meta:page-count="1" meta:paragraph-count="35" meta:word-count="299" meta:character-count="2206" meta:non-whitespace-character-count="1802"/>
    <meta:user-defined meta:name="AppVersion">16.0000</meta:user-defined>
    <meta:user-defined meta:name="Company">Bridgewater Associates</meta:user-defined>
    <meta:template xlink:type="simple" xlink:actuate="onRequest" xlink:title="Normal.dotm" xlink:href=""/>
  </office:meta>
</office:document-meta>
</file>